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2"/>
        <table:table-row table:style-name="ro1">
          <table:table-cell table:style-name="ce1" office:value-type="string" calcext:value-type="string">
            <text:p>Secteur</text:p>
          </table:table-cell>
          <table:table-cell table:style-name="ce1" office:value-type="float" office:value="1962" calcext:value-type="float">
            <text:p>1962</text:p>
          </table:table-cell>
          <table:table-cell table:style-name="ce1" office:value-type="float" office:value="1975" calcext:value-type="float">
            <text:p>1975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/>
          <table:table-cell table:style-name="ce1" office:value-type="float" office:value="1962" calcext:value-type="float">
            <text:p>1962</text:p>
          </table:table-cell>
          <table:table-cell table:style-name="ce1" office:value-type="float" office:value="1975" calcext:value-type="float">
            <text:p>1975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/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100*SUM([.B2:.B6])/SUM([.B2:.B6])" office:value-type="float" office:value="100" calcext:value-type="float">
            <text:p>100</text:p>
          </table:table-cell>
          <table:table-cell table:formula="of:=100*SUM([.C2:.C6])/SUM([.C2:.C6])" office:value-type="float" office:value="100" calcext:value-type="float">
            <text:p>100</text:p>
          </table:table-cell>
          <table:table-cell table:formula="of:=100*SUM([.D2:.D6])/SUM([.D2:.D6])" office:value-type="float" office:value="100" calcext:value-type="float">
            <text:p>100</text:p>
          </table:table-cell>
          <table:table-cell table:formula="of:=100*SUM([.E2:.E6])/SUM([.E2:.E6])" office:value-type="float" office:value="100" calcext:value-type="float">
            <text:p>100</text:p>
          </table:table-cell>
          <table:table-cell table:formula="of:=100*SUM([.F2:.F6])/SUM([.F2:.F6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ndustrie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100*SUM([.B3:.B6])/SUM([.B2:.B6])" office:value-type="float" office:value="80.3921568627451" calcext:value-type="float">
            <text:p>80,3921568627451</text:p>
          </table:table-cell>
          <table:table-cell table:formula="of:=100*SUM([.C3:.C6])/SUM([.C2:.C6])" office:value-type="float" office:value="84.5360824742268" calcext:value-type="float">
            <text:p>84,5360824742268</text:p>
          </table:table-cell>
          <table:table-cell table:formula="of:=100*SUM([.D3:.D6])/SUM([.D2:.D6])" office:value-type="float" office:value="90.8256880733945" calcext:value-type="float">
            <text:p>90,8256880733945</text:p>
          </table:table-cell>
          <table:table-cell table:formula="of:=100*SUM([.E3:.E6])/SUM([.E2:.E6])" office:value-type="float" office:value="96.2962962962963" calcext:value-type="float">
            <text:p>96,2962962962963</text:p>
          </table:table-cell>
          <table:table-cell table:formula="of:=100*SUM([.F3:.F6])/SUM([.F2:.F6])" office:value-type="float" office:value="98.1132075471698" calcext:value-type="float">
            <text:p>98,1132075471698</text:p>
          </table:table-cell>
          <table:table-cell/>
        </table:table-row>
        <table:table-row table:style-name="ro1">
          <table:table-cell office:value-type="string" calcext:value-type="string">
            <text:p>Constructio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100*SUM([.B4:.B7])/SUM([.B2:.B7])" office:value-type="float" office:value="42.156862745098" calcext:value-type="float">
            <text:p>42,156862745098</text:p>
          </table:table-cell>
          <table:table-cell table:formula="of:=100*SUM([.C4:.C7])/SUM([.C2:.C7])" office:value-type="float" office:value="53.6082474226804" calcext:value-type="float">
            <text:p>53,6082474226804</text:p>
          </table:table-cell>
          <table:table-cell table:formula="of:=100*SUM([.D4:.D7])/SUM([.D2:.D7])" office:value-type="float" office:value="66.0550458715596" calcext:value-type="float">
            <text:p>66,0550458715596</text:p>
          </table:table-cell>
          <table:table-cell table:formula="of:=100*SUM([.E4:.E7])/SUM([.E2:.E7])" office:value-type="float" office:value="75.9259259259259" calcext:value-type="float">
            <text:p>75,9259259259259</text:p>
          </table:table-cell>
          <table:table-cell table:formula="of:=100*SUM([.F4:.F7])/SUM([.F2:.F7])" office:value-type="float" office:value="85.8490566037736" calcext:value-type="float">
            <text:p>85,8490566037736</text:p>
          </table:table-cell>
          <table:table-cell/>
        </table:table-row>
        <table:table-row table:style-name="ro1">
          <table:table-cell office:value-type="string" calcext:value-type="string">
            <text:p>Tertiaire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/>
          <table:table-cell table:formula="of:=100*SUM([.B5:.B6])/SUM([.B2:.B8])" office:value-type="float" office:value="35.2941176470588" calcext:value-type="float">
            <text:p>35,2941176470588</text:p>
          </table:table-cell>
          <table:table-cell table:formula="of:=100*SUM([.C5:.C6])/SUM([.C2:.C8])" office:value-type="float" office:value="46.3917525773196" calcext:value-type="float">
            <text:p>46,3917525773196</text:p>
          </table:table-cell>
          <table:table-cell table:formula="of:=100*SUM([.D5:.D6])/SUM([.D2:.D8])" office:value-type="float" office:value="60.5504587155963" calcext:value-type="float">
            <text:p>60,5504587155963</text:p>
          </table:table-cell>
          <table:table-cell table:formula="of:=100*SUM([.E5:.E6])/SUM([.E2:.E8])" office:value-type="float" office:value="69.4444444444444" calcext:value-type="float">
            <text:p>69,4444444444444</text:p>
          </table:table-cell>
          <table:table-cell table:formula="of:=100*SUM([.F5:.F6])/SUM([.F2:.F8])" office:value-type="float" office:value="79.2452830188679" calcext:value-type="float">
            <text:p>79,2452830188679</text:p>
          </table:table-cell>
          <table:table-cell/>
        </table:table-row>
        <table:table-row table:style-name="ro2">
          <table:table-cell office:value-type="string" calcext:value-type="string">
            <text:p>Taux de chômag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100*SUM([.B6:.B9])/SUM([.B2:.B9])" office:value-type="float" office:value="1.96078431372549" calcext:value-type="float">
            <text:p>1,96078431372549</text:p>
          </table:table-cell>
          <table:table-cell table:formula="of:=100*SUM([.C6:.C9])/SUM([.C2:.C9])" office:value-type="float" office:value="7.21649484536083" calcext:value-type="float">
            <text:p>7,21649484536083</text:p>
          </table:table-cell>
          <table:table-cell table:formula="of:=100*SUM([.D6:.D9])/SUM([.D2:.D9])" office:value-type="float" office:value="8.25688073394495" calcext:value-type="float">
            <text:p>8,25688073394495</text:p>
          </table:table-cell>
          <table:table-cell table:formula="of:=100*SUM([.E6:.E9])/SUM([.E2:.E9])" office:value-type="float" office:value="7.40740740740741" calcext:value-type="float">
            <text:p>7,40740740740741</text:p>
          </table:table-cell>
          <table:table-cell table:formula="of:=100*SUM([.F6:.F9])/SUM([.F2:.F9])" office:value-type="float" office:value="7.54716981132076" calcext:value-type="float">
            <text:p>7,547169811320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3:52:27.209371387</meta:creation-date>
    <meta:generator>LibreOffice/24.2.7.2$Linux_X86_64 LibreOffice_project/420$Build-2</meta:generator>
    <dc:date>2025-10-03T14:14:02.136579817</dc:date>
    <meta:editing-duration>PT9M13S</meta:editing-duration>
    <meta:editing-cycles>1</meta:editing-cycles>
    <meta:document-statistic meta:table-count="1" meta:cell-count="66" meta:object-count="0"/>
  </office:meta>
</office:document-meta>
</file>